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5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17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font-size="32pt" style:font-size-asian="32pt" style:font-size-complex="32pt"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Times New Roman1" fo:font-size="26pt"/>
    </style:style>
    <style:style style:name="P21" style:family="paragraph">
      <style:paragraph-properties fo:margin-top="0cm" fo:margin-bottom="0cm" fo:line-height="100%" fo:text-align="center" style:writing-mode="rl-tb"/>
    </style:style>
    <style:style style:name="P22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3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Arial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Arial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Arial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Arial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99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9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1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t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m</text:span><text:span text:style-name="T3">i</text:span><text:span text:style-name="T3">n</text:span><text:span text:style-name="T3">d</text:span><text:span text:style-name="T3">e</text:span><text:span text:style-name="T3">r</text:span><text:span text:style-name="T3">: </text:span><text:span text:style-name="T3">c</text:span><text:span text:style-name="T3">o</text:span><text:span text:style-name="T3">n</text:span><text:span text:style-name="T3">s</text:span><text:span text:style-name="T3">t </text:span><text:span text:style-name="T3">v</text:span><text:span text:style-name="T3">a</text:span><text:span text:style-name="T3">ri</text:span><text:span text:style-name="T3">a</text:span><text:span text:style-name="T3">b</text:span><text:span text:style-name="T3">l</text:span><text:span text:style-name="T3">e</text:span><text:span text:style-name="T3">s </text:span><text:span text:style-name="T3">(</text:span><text:span text:style-name="T4">i</text:span><text:span text:style-name="T4">n </text:span><text:span text:style-name="T4">C</text:span><text:span text:style-name="T4"> </text:span><text:span text:style-name="T4">a</text:span><text:span text:style-name="T4">n</text:span><text:span text:style-name="T4">d </text:span><text:span text:style-name="T4">C</text:span><text:span text:style-name="T4">+</text:span><text:span text:style-name="T4">+</text:span><text:span text:style-name="T4">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</text:span><text:span text:style-name="T4">o</text:span><text:span text:style-name="T4">n</text:span><text:span text:style-name="T4">s</text:span><text:span text:style-name="T4">t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foo1() </text:span><text:span text:style-name="T12">const</text:span><text:span text:style-name="T13">; </text:span><text:span text:style-name="T13"><text:line-break/></text:span><text:span text:style-name="T13">   </text:span><text:span text:style-name="T12">void</text:span><text:span text:style-name="T13"> foo2(); </text:span><text:span text:style-name="T13"><text:line-break/></text:span><text:span text:style-name="T13">}; </text:span><text:span text:style-name="T13"><text:line-break/></text:span><text:span text:style-name="T12">void</text:span><text:span text:style-name="T13"> A::foo1() </text:span><text:span text:style-name="T12">const</text:span><text:span text:style-name="T13"> {</text:span></text:p>
            <text:p text:style-name="P11"><text:span text:style-name="T14"><text:s/></text:span><text:span text:style-name="T14">// foo1(const A* const this)</text:span></text:p>
            <text:p text:style-name="P11"><text:span text:style-name="T13"><text:s/></text:span><text:span text:style-name="T15">a=5; </text:span><text:span text:style-name="T14">// = this→a = 5 = error</text:span></text:p>
            <text:p text:style-name="P11"><text:span text:style-name="T13"><text:s/></text:span><text:span text:style-name="T13">cout &lt;&lt; a; </text:span><text:span text:style-name="T14">// OK</text:span><text:span text:style-name="T13"><text:line-break/></text:span><text:span text:style-name="T13">} </text:span><text:span text:style-name="T13"><text:line-break/></text:span><text:span text:style-name="T12">void</text:span><text:span text:style-name="T13"> A::foo2() { </text:span></text:p>
            <text:p text:style-name="P11"><text:span text:style-name="T14"><text:s/></text:span><text:span text:style-name="T14">// foo2(A* const this)</text:span></text:p>
            <text:p text:style-name="P11"><text:span text:style-name="T16"><text:s/></text:span><text:span text:style-name="T16">a=5; <text:s/></text:span><text:span text:style-name="T14">// OK</text:span><text:span text:style-name="T13"><text:line-break/></text:span><text:span text:style-name="T13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3.561cm" svg:x="11.853cm" svg:y="3.598cm">
          <text:p text:style-name="P13"><text:span text:style-name="T17">int</text:span><text:span text:style-name="T18"> main() { </text:span><text:span text:style-name="T18"><text:line-break/></text:span><text:span text:style-name="T18"> A a; </text:span><text:span text:style-name="T18"><text:line-break/></text:span><text:span text:style-name="T18"> </text:span><text:span text:style-name="T17">const</text:span><text:span text:style-name="T18"> A ca; </text:span><text:span text:style-name="T18"><text:line-break/></text:span><text:span text:style-name="T18"> a.foo1();</text:span><text:span text:style-name="T19"> //=foo1(&amp;a)</text:span><text:span text:style-name="T18"><text:line-break/></text:span><text:span text:style-name="T18"> a.foo2();</text:span><text:span text:style-name="T19"> //=foo2(&amp;a)</text:span><text:span text:style-name="T18"><text:line-break/></text:span><text:span text:style-name="T18"> ca.foo1();</text:span><text:span text:style-name="T19">//=foo1(&amp;ca)</text:span><text:span text:style-name="T18"><text:line-break/></text:span><text:span text:style-name="T18"> </text:span><text:span text:style-name="T20">ca.foo2();</text:span><text:span text:style-name="T21">//=foo2(&amp;ca) – compilation error!</text:span><text:span text:style-name="T22"><text:line-break/></text:span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</text:span><text:span text:style-name="T4">o</text:span><text:span text:style-name="T4">n</text:span><text:span text:style-name="T4">s</text:span><text:span text:style-name="T4">t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4">class</text:span><text:span text:style-name="T25"> A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</text:span><text:span text:style-name="T24">void</text:span><text:span text:style-name="T25"> foo() </text:span><text:span text:style-name="T24">const</text:span><text:span text:style-name="T25">; </text:span><text:span text:style-name="T25"><text:line-break/></text:span><text:span text:style-name="T25">   </text:span><text:span text:style-name="T24">void</text:span><text:span text:style-name="T25"> foo(); </text:span><text:span text:style-name="T25"><text:line-break/></text:span><text:span text:style-name="T25">}; </text:span><text:span text:style-name="T25"><text:line-break/></text:span><text:span text:style-name="T24">const int</text:span><text:span text:style-name="T25"> A::foo() </text:span><text:span text:style-name="T24">const</text:span><text:span text:style-name="T25"> </text:span><text:span text:style-name="T25"><text:line-break/></text:span><text:span text:style-name="T25">{ </text:span><text:span text:style-name="T25"><text:line-break/></text:span><text:span text:style-name="T25">   cout &lt;&lt; </text:span><text:span text:style-name="T26">"const foo\n";</text:span><text:span text:style-name="T25"> </text:span><text:span text:style-name="T25"><text:line-break/></text:span><text:span text:style-name="T25">} </text:span><text:span text:style-name="T25"><text:line-break/></text:span><text:span text:style-name="T24">int&amp;</text:span><text:span text:style-name="T25"> A::foo() </text:span><text:span text:style-name="T25"><text:line-break/></text:span><text:span text:style-name="T25">{ </text:span><text:span text:style-name="T25"><text:line-break/></text:span><text:span text:style-name="T25">   cout &lt;&lt; </text:span><text:span text:style-name="T26">"foo\n"</text:span><text:span text:style-name="T25">; </text:span><text:span text:style-name="T25"><text:line-break/></text:span><text:span text:style-name="T25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2" draw:layer="layout" svg:width="11.72cm" svg:height="15.186cm" svg:x="13.123cm" svg:y="3.598cm">
          <text:p text:style-name="P13"><text:span text:style-name="T27">int</text:span><text:span text:style-name="T28"> main() </text:span><text:span text:style-name="T28"><text:line-break/></text:span><text:span text:style-name="T28">{ </text:span><text:span text:style-name="T28"><text:line-break/></text:span><text:span text:style-name="T28">   A a; </text:span><text:span text:style-name="T28"><text:line-break/></text:span><text:span text:style-name="T28">   </text:span><text:span text:style-name="T27">const</text:span><text:span text:style-name="T28"> A ca; </text:span><text:span text:style-name="T28"><text:line-break/></text:span><text:span text:style-name="T28">   a.foo () = 5; </text:span><text:span text:style-name="T28"><text:line-break/></text:span><text:span text:style-name="T28">   ca.foo(); </text:span><text:span text:style-name="T28"><text:line-break/></text:span><text:span text:style-name="T28">} </text:span><text:span text:style-name="T28"><text:line-break/></text:span><text:span text:style-name="T28"><text:line-break/></text:span><text:span text:style-name="T28"><text:line-break/></text:span><text:span text:style-name="T28"/></text:p>
          <text:p text:style-name="P13"><text:span text:style-name="T28"><text:line-break/></text:span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9.842cm" svg:height="4.612cm" svg:x="13.97cm" svg:y="13.794cm">
          <text:p text:style-name="P15"><text:span text:style-name="T29">// output</text:span></text:p>
          <text:p text:style-name="P16"><text:span text:style-name="T30">foo</text:span></text:p>
          <text:p text:style-name="P16"><text:span text:style-name="T30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19" draw:layer="layout" svg:width="23.706cm" svg:height="1.776cm" svg:x="0.847cm" svg:y="0.763cm" presentation:class="title" presentation:user-transformed="true">
          <draw:text-box>
            <text:p text:style-name="P18"><text:span text:style-name="T31">H</text:span><text:span text:style-name="T31">o</text:span><text:span text:style-name="T31">w </text:span><text:span text:style-name="T31">c</text:span><text:span text:style-name="T31">a</text:span><text:span text:style-name="T31">n </text:span><text:span text:style-name="T31">w</text:span><text:span text:style-name="T31">e </text:span><text:span text:style-name="T31">h</text:span><text:span text:style-name="T31">a</text:span><text:span text:style-name="T31">v</text:span><text:span text:style-name="T31">e </text:span><text:span text:style-name="T31">t</text:span><text:span text:style-name="T31">w</text:span><text:span text:style-name="T31">o </text:span><text:span text:style-name="T31">"f</text:span><text:span text:style-name="T31">o</text:span><text:span text:style-name="T31">o</text:span><text:span text:style-name="T31">" </text:span><text:span text:style-name="T31">f</text:span><text:span text:style-name="T31">u</text:span><text:span text:style-name="T31">n</text:span><text:span text:style-name="T31">c</text:span><text:span text:style-name="T31">ti</text:span><text:span text:style-name="T31">o</text:span><text:span text:style-name="T31">n</text:span><text:span text:style-name="T31">s</text:span><text:span text:style-name="T31">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2">– </text:span><text:span text:style-name="T32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33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34">Why do we need two "foo" functions?</text:span></text:p>
            <text:p text:style-name="P11"><text:span text:style-name="T35">See folder 3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a </text:span><text:span text:style-name="T4">c</text:span><text:span text:style-name="T4">o</text:span><text:span text:style-name="T4">n</text:span><text:span text:style-name="T4">s</text:span><text:span text:style-name="T4">t </text:span><text:span text:style-name="T4">r</text:span><text:span text:style-name="T4">e</text:span><text:span text:style-name="T4">f. </text:span><text:span text:style-name="T4">t</text:span><text:span text:style-name="T4">o </text:span><text:span text:style-name="T4">v</text:span><text:span text:style-name="T4">a</text:span><text:span text:style-name="T4">ri</text:span><text:span text:style-name="T4">a</text:span><text:span text:style-name="T4">b</text:span><text:span text:style-name="T4">l</text:span><text:span text:style-name="T4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20" draw:layer="layout" svg:width="24.129cm" svg:height="15.662cm" svg:x="0.635cm" svg:y="2.752cm" presentation:class="outline" presentation:user-transformed="true">
          <draw:text-box>
            <text:p text:style-name="P9"><text:span text:style-name="T24">class</text:span><text:span text:style-name="T25"> Buffer { </text:span><text:span text:style-name="T25"><text:line-break/></text:span><text:span text:style-name="T25">   </text:span><text:span text:style-name="T24">size_t </text:span><text:span text:style-name="T25">_length; </text:span><text:span text:style-name="T25"><text:line-break/></text:span><text:span text:style-name="T25">   </text:span><text:span text:style-name="T24">int</text:span><text:span text:style-name="T25"> *_buf; </text:span></text:p>
            <text:p text:style-name="P9"><text:span text:style-name="T25"><text:line-break/></text:span><text:span text:style-name="T24">public</text:span><text:span text:style-name="T25">: </text:span><text:span text:style-name="T25"><text:line-break/></text:span><text:span text:style-name="T25">   Buffer (</text:span><text:span text:style-name="T24">size_t</text:span><text:span text:style-name="T25"> l): </text:span><text:span text:style-name="T25"><text:line-break/></text:span><text:span text:style-name="T25">   _length (l),</text:span></text:p>
            <text:p text:style-name="P9"><text:span text:style-name="T25"><text:s text:c="3"/></text:span><text:span text:style-name="T25">_buf (</text:span><text:span text:style-name="T24">new</text:span><text:span text:style-name="T25"> </text:span><text:span text:style-name="T24">int</text:span><text:span text:style-name="T25"> [l])  </text:span></text:p>
            <text:p text:style-name="P9"><text:span text:style-name="T25"><text:s text:c="8"/></text:span><text:span text:style-name="T25">{  } </text:span></text:p>
            <text:p text:style-name="P9"><text:span text:style-name="T25"><text:line-break/></text:span><text:span text:style-name="T25">   </text:span><text:span text:style-name="T24">const</text:span><text:span text:style-name="T25"> </text:span><text:span text:style-name="T24">int</text:span><text:span text:style-name="T25">&amp; get(</text:span><text:span text:style-name="T24">size_t</text:span><text:span text:style-name="T25"> i) </text:span><text:span text:style-name="T24">const</text:span><text:span text:style-name="T25"> { </text:span><text:span text:style-name="T25"><text:line-break/></text:span><text:span text:style-name="T25">      </text:span><text:span text:style-name="T24">return</text:span><text:span text:style-name="T25"> _buf[i]; </text:span><text:span text:style-name="T25"><text:line-break/></text:span><text:span text:style-name="T25">   } </text:span><text:span text:style-name="T25"><text:line-break/></text:span><text:span text:style-name="T25">}; </text:span></text:p>
          </draw:text-box>
        </draw:frame>
        <draw:custom-shape draw:name="Text Box 4" draw:style-name="gr3" draw:text-style-name="P12" draw:layer="layout" svg:width="14.287cm" svg:height="15.389cm" svg:x="12.171cm" svg:y="3.175cm">
          <text:p text:style-name="P13"><text:span text:style-name="T27">int</text:span><text:span text:style-name="T28"> main () </text:span><text:span text:style-name="T28"><text:line-break/></text:span><text:span text:style-name="T28">{ </text:span><text:span text:style-name="T28"><text:line-break/></text:span><text:span text:style-name="T28">   Buffer buf(</text:span><text:span text:style-name="T36">5</text:span><text:span text:style-name="T28">); </text:span><text:span text:style-name="T28"><text:line-break/></text:span><text:span text:style-name="T28">   buf.get(</text:span><text:span text:style-name="T36">0</text:span><text:span text:style-name="T28">) = </text:span><text:span text:style-name="T36">3</text:span><text:span text:style-name="T28">; </text:span><text:span text:style-name="T28"><text:line-break/></text:span><text:span text:style-name="T28"> <text:s text:c="9"/></text:span><text:span text:style-name="T37">// illegal </text:span><text:span text:style-name="T37"><text:line-break/></text:span><text:span text:style-name="T37"> <text:s text:c="2"/></text:span><text:span text:style-name="T28">std::cout &lt;&lt; </text:span></text:p>
          <text:p text:style-name="P13"><text:span text:style-name="T28"><text:s text:c="3"/></text:span><text:span text:style-name="T28">buf.get(</text:span><text:span text:style-name="T36">0</text:span><text:span text:style-name="T28">); </text:span><text:span text:style-name="T28"><text:line-break/></text:span><text:span text:style-name="T28">} </text:span><text:span text:style-name="T28"><text:line-break/></text:span><text:span text:style-name="T28"><text:line-break/></text:span><text:span text:style-name="T28"/></text:p>
          <text:p text:style-name="P13"><text:span text:style-name="T38"><text:line-break/></text:span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" draw:text-style-name="P12" draw:layer="layout" svg:x1="12.17cm" svg:y1="3.175cm" svg:x2="12.065cm" svg:y2="13.123cm">
          <text:p/>
        </draw:line>
        <draw:custom-shape draw:name="Line Callout 1 1" draw:style-name="gr5" draw:text-style-name="P22" draw:layer="layout" svg:width="4.55cm" svg:height="3.174cm" svg:x="16.256cm" svg:y="14.986cm">
          <text:p text:style-name="P21"><text:span text:style-name="T39">Why</text:span><text:span text:style-name="T39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</text:span><text:span text:style-name="T4">u</text:span><text:span text:style-name="T4">t</text:span><text:span text:style-name="T4">a</text:span><text:span text:style-name="T4">b</text:span><text:span text:style-name="T4">l</text:span><text:span text:style-name="T4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24" draw:layer="layout" svg:width="23.706cm" svg:height="8.89cm" svg:x="0.847cm" svg:y="2.54cm" presentation:class="outline" presentation:user-transformed="true">
          <draw:text-box>
            <text:list text:style-name="L6">
              <text:list-item>
                <text:p text:style-name="P23"><text:span text:style-name="T40">mutable </text:span><text:span text:style-name="T41">means that a variable can be changed </text:span><text:span text:style-name="T41">by a const function (even if the object is const)</text:span></text:p>
              </text:list-item>
              <text:list-item>
                <text:p text:style-name="P23"><text:span text:style-name="T41">QUESTION: When would you use 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</text:span><text:span text:style-name="T4">u</text:span><text:span text:style-name="T4">t</text:span><text:span text:style-name="T4">a</text:span><text:span text:style-name="T4">b</text:span><text:span text:style-name="T4">l</text:span><text:span text:style-name="T4">e</text:span><text:span text:style-name="T4">: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 </text:span><text:span text:style-name="T4">#</text:span><text:span text:style-name="T4">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2">class</text:span><text:span text:style-name="T43"> X</text:span></text:p>
            <text:p text:style-name="P11"><text:span text:style-name="T43">{ </text:span><text:span text:style-name="T43"><text:line-break/></text:span><text:span text:style-name="T42">public</text:span><text:span text:style-name="T43">:</text:span></text:p>
            <text:p text:style-name="P11"><text:span text:style-name="T43"><text:s text:c="2"/></text:span><text:span text:style-name="T43">...</text:span></text:p>
            <text:p text:style-name="P11"><text:span text:style-name="T43"><text:s text:c="2"/></text:span><text:span text:style-name="T43">X() : _fooAccessCount(0) {}</text:span></text:p>
            <text:p text:style-name="P11"><text:span text:style-name="T43"> </text:span></text:p>
            <text:p text:style-name="P11"><text:span text:style-name="T43">  </text:span><text:span text:style-name="T42">bool</text:span><text:span text:style-name="T43"> foo() </text:span><text:span text:style-name="T42">const</text:span><text:span text:style-name="T43"> </text:span><text:span text:style-name="T43"><text:line-break/></text:span><text:span text:style-name="T43">   { </text:span><text:span text:style-name="T43"><text:line-break/></text:span><text:span text:style-name="T43">      ++_fooAccessCount;</text:span></text:p>
            <text:p text:style-name="P11"><text:span text:style-name="T43"><text:s text:c="6"/></text:span><text:span text:style-name="T43">... </text:span><text:span text:style-name="T43"><text:line-break/></text:span><text:span text:style-name="T43">   } </text:span></text:p>
            <text:p text:style-name="P11"><text:span text:style-name="T43"><text:s text:c="3"/></text:span><text:span text:style-name="T42">unsigned int </text:span><text:span text:style-name="T43">fooAccessCount() { return _fooAccessCount; }</text:span><text:span text:style-name="T43"><text:line-break/></text:span><text:span text:style-name="T43"/></text:p>
            <text:p text:style-name="P11"><text:span text:style-name="T42">private</text:span><text:span text:style-name="T43">: </text:span><text:span text:style-name="T43"><text:line-break/></text:span><text:span text:style-name="T43">   </text:span><text:span text:style-name="T42">mutable unsigned int </text:span><text:span text:style-name="T43">_fooAccessCount; </text:span><text:span text:style-name="T43"><text:line-break/></text:span><text:span text:style-name="T43">}; </text:span><text:span text:style-name="T43"><text:line-break/></text:span><text:span text:style-name="T4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</text:span><text:span text:style-name="T4">u</text:span><text:span text:style-name="T4">t</text:span><text:span text:style-name="T4">a</text:span><text:span text:style-name="T4">b</text:span><text:span text:style-name="T4">l</text:span><text:span text:style-name="T4">e</text:span><text:span text:style-name="T4">: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 </text:span><text:span text:style-name="T4">#</text:span><text:span text:style-name="T4">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2">class</text:span><text:span text:style-name="T43"> Shape</text:span></text:p>
            <text:p text:style-name="P11"><text:span text:style-name="T43">{ </text:span><text:span text:style-name="T43"><text:line-break/></text:span><text:span text:style-name="T42">public</text:span><text:span text:style-name="T43">:</text:span></text:p>
            <text:p text:style-name="P11"><text:span text:style-name="T43"><text:s text:c="2"/></text:span><text:span text:style-name="T43">...</text:span></text:p>
            <text:p text:style-name="P11"><text:span text:style-name="T42"><text:s text:c="2"/></text:span><text:span text:style-name="T42">void </text:span><text:span text:style-name="T43">set...(...) { _areaNeedUpdate= </text:span><text:span text:style-name="T42">true</text:span><text:span text:style-name="T43">; ... }</text:span><text:span text:style-name="T42"> </text:span><text:span text:style-name="T43">  </text:span></text:p>
            <text:p text:style-name="P11"><text:span text:style-name="T42"><text:s text:c="2"/></text:span><text:span text:style-name="T42">double</text:span><text:span text:style-name="T43"> area() </text:span><text:span text:style-name="T42">const</text:span><text:span text:style-name="T43"> </text:span><text:span text:style-name="T43"><text:line-break/></text:span><text:span text:style-name="T43">   { </text:span><text:span text:style-name="T43"><text:line-break/></text:span><text:span text:style-name="T43">      if (_areaNeedUpdate) {</text:span></text:p>
            <text:p text:style-name="P11"><text:span text:style-name="T43"><text:s text:c="9"/></text:span><text:span text:style-name="T43">_area = ...</text:span></text:p>
            <text:p text:style-name="P11"><text:span text:style-name="T43"><text:s text:c="9"/></text:span><text:span text:style-name="T43">_areaNeedUpdate= </text:span><text:span text:style-name="T42">false</text:span><text:span text:style-name="T43">;</text:span></text:p>
            <text:p text:style-name="P11"><text:span text:style-name="T43"><text:s text:c="6"/></text:span><text:span text:style-name="T43">}</text:span></text:p>
            <text:p text:style-name="P11"><text:span text:style-name="T43"><text:s text:c="6"/></text:span><text:span text:style-name="T43">return _area; </text:span><text:span text:style-name="T43"><text:line-break/></text:span><text:span text:style-name="T43">   } </text:span></text:p>
            <text:p text:style-name="P11"><text:span text:style-name="T42">private</text:span><text:span text:style-name="T43">: </text:span><text:span text:style-name="T43"><text:line-break/></text:span><text:span text:style-name="T43">   </text:span><text:span text:style-name="T42">mutable bool </text:span><text:span text:style-name="T43">_areaNeedUpdate= </text:span><text:span text:style-name="T42">true</text:span><text:span text:style-name="T43">;</text:span></text:p>
            <text:p text:style-name="P11"><text:span text:style-name="T43"><text:s text:c="3"/></text:span><text:span text:style-name="T42">mutable double </text:span><text:span text:style-name="T43">_area;</text:span><text:span text:style-name="T43"><text:line-break/></text:span><text:span text:style-name="T43">}; </text:span><text:span text:style-name="T43"><text:line-break/></text:span><text:span text:style-name="T4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8">18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</text:span><text:span text:style-name="MT6">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8">18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01</meta:editing-cycles>
    <meta:print-date>1999-11-04T13:06:28</meta:print-date>
    <meta:creation-date>1999-10-10T10:49:40</meta:creation-date>
    <dc:date>2019-03-18T16:15:22.194443728</dc:date>
    <meta:editing-duration>P27DT17H5M23S</meta:editing-duration>
    <meta:generator>LibreOffice/6.1.5.2$Linux_X86_64 LibreOffice_project/10$Build-2</meta:generator>
    <meta:document-statistic meta:object-count="10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